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5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8291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7311in"/>
    </style:style>
    <style:style style:name="co6" style:family="table-column">
      <style:table-column-properties fo:break-before="auto" style:column-width="1.2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FCF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+[.C4]" office:value-type="float" office:value="33" calcext:value-type="float">
            <text:p/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E5]+[.C5]" office:value-type="float" office:value="41" calcext:value-type="float">
            <text:p/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[.E6]+[.C6]" office:value-type="float" office:value="42" calcext:value-type="float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E7]+[.C7]" office:value-type="float" office:value="40" calcext:value-type="float">
            <text:p/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formula="of:=AVERAGE([.E3:.E7])" office:value-type="float" office:value="21.8" calcext:value-type="float">
            <text:p/>
          </table:table-cell>
          <table:table-cell table:formula="of:=AVERAGE([.F3:.F7])" office:value-type="float" office:value="32.8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P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formula="of:=AVERAGE([.E12:.E16])" office:value-type="float" office:value="18.6" calcext:value-type="float">
            <text:p/>
          </table:table-cell>
          <table:table-cell table:formula="of:=AVERAGE([.F12:.F16])" office:value-type="float" office:value="29.6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J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formula="of:=AVERAGE([.E21:.E25])" office:value-type="float" office:value="8.8" calcext:value-type="float">
            <text:p/>
          </table:table-cell>
          <table:table-cell table:formula="of:=AVERAGE([.F21:.F25])" office:value-type="float" office:value="19.8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PF (prä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RT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00:22:56.325000000</meta:creation-date>
    <dc:date>2014-05-01T00:47:32.347000000</dc:date>
    <meta:editing-duration>PT23M10S</meta:editing-duration>
    <meta:editing-cycles>10</meta:editing-cycles>
    <meta:generator>LibreOffice/4.2.1.1$Windows_x86 LibreOffice_project/d7dbbd7842e6a58b0f521599204e827654e1fb8b</meta:generator>
    <meta:document-statistic meta:table-count="1" meta:cell-count="240" meta:object-count="0"/>
  </office:meta>
</office:document-meta>
</file>